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f9e9" officeooo:paragraph-rsid="0014f9e9"/>
    </style:style>
    <style:style style:name="P2" style:family="paragraph" style:parent-style-name="Standard" style:list-style-name="L2">
      <style:text-properties officeooo:rsid="0014f9e9" officeooo:paragraph-rsid="0014f9e9"/>
    </style:style>
    <style:style style:name="P3" style:family="paragraph" style:parent-style-name="Standard">
      <style:text-properties style:text-underline-style="none" officeooo:rsid="0014f9e9" officeooo:paragraph-rsid="0014fc52"/>
    </style:style>
    <style:style style:name="P4" style:family="paragraph" style:parent-style-name="Standard" style:list-style-name="L2">
      <style:text-properties officeooo:rsid="0014fc52" officeooo:paragraph-rsid="0014fc52"/>
    </style:style>
    <style:style style:name="P5" style:family="paragraph" style:parent-style-name="Standard">
      <style:text-properties officeooo:rsid="0014fc52" officeooo:paragraph-rsid="0014fc52"/>
    </style:style>
    <style:style style:name="P6" style:family="paragraph" style:parent-style-name="Standard" style:list-style-name="L3">
      <style:text-properties fo:font-size="12pt" style:text-underline-style="none" officeooo:rsid="0014fc52" officeooo:paragraph-rsid="0014fc52" style:font-size-asian="10.5pt" style:font-size-complex="12pt"/>
    </style:style>
    <style:style style:name="P7" style:family="paragraph" style:parent-style-name="Standard" style:list-style-name="L3">
      <style:text-properties fo:font-size="12pt" style:text-underline-style="none" officeooo:rsid="0016e980" officeooo:paragraph-rsid="0016e980" style:font-size-asian="10.5pt" style:font-size-complex="12pt"/>
    </style:style>
    <style:style style:name="P8" style:family="paragraph" style:parent-style-name="Standard" style:list-style-name="L3">
      <style:text-properties fo:font-size="12pt" style:text-underline-style="none" officeooo:rsid="00183f88" officeooo:paragraph-rsid="00183f88" style:font-size-asian="10.5pt" style:font-size-complex="12pt"/>
    </style:style>
    <style:style style:name="P9" style:family="paragraph" style:parent-style-name="Standard" style:list-style-name="L3">
      <style:text-properties fo:font-size="12pt" style:text-underline-style="none" fo:font-weight="bold" officeooo:rsid="00192437" officeooo:paragraph-rsid="00192437" style:font-size-asian="10.5pt" style:font-weight-asian="bold" style:font-size-complex="12pt" style:font-weight-complex="bold"/>
    </style:style>
    <style:style style:name="P10" style:family="paragraph" style:parent-style-name="Standard" style:list-style-name="L3">
      <style:text-properties officeooo:paragraph-rsid="00192437"/>
    </style:style>
    <style:style style:name="P11" style:family="paragraph" style:parent-style-name="Standard" style:list-style-name="L3">
      <style:text-properties officeooo:rsid="00192437" officeooo:paragraph-rsid="00192437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16e980"/>
    </style:style>
    <style:style style:name="T4" style:family="text">
      <style:text-properties fo:font-size="12pt" style:text-underline-style="none" fo:font-weight="bold" officeooo:rsid="00192437" style:font-size-asian="10.5pt" style:font-weight-asian="bold" style:font-size-complex="12pt" style:font-weight-complex="bold"/>
    </style:style>
    <style:style style:name="T5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92437" style:font-size-asian="10.5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2437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G 10/1</text:span></text:p>
      <text:list text:style-name="L2">
        <text:list-item>
          <text:p text:style-name="P2">Recall: linguistic determinism: “does the language I speak affect the way I think (or act)?”</text:p>
          <text:list>
            <text:list-item>
              <text:p text:style-name="P2">Prof Cowell thinks that it’s not determinism, but influence, or bias in certain directions</text:p>
            </text:list-item>
            <text:list-item>
              <text:p text:style-name="P2">Culture is likely a stronger determinant, but very hard to separate lang from culture</text:p>
            </text:list-item>
          </text:list>
        </text:list-item>
        <text:list-item>
          <text:p text:style-name="P4">Recall: Areal convergence: definite article location in the Balkans</text:p>
          <text:list>
            <text:list-item>
              <text:p text:style-name="P4">No actual linguistic material borrowed between the balkan languages, just a rule</text:p>
            </text:list-item>
            <text:list-item>
              <text:p text:style-name="P4">Rules can be borrowed independently of words, reinforcing the fact that languages are systems of rules</text:p>
            </text:list-item>
          </text:list>
        </text:list-item>
      </text:list>
      <text:p text:style-name="P5"/>
      <text:p text:style-name="P3"><text:span text:style-name="T2">Afro-Asiatic (Semitic) Languages</text:span></text:p>
      <text:list text:style-name="L3">
        <text:list-item>
          <text:p text:style-name="P6">Hausa related to Arabic in Nigeria</text:p>
        </text:list-item>
        <text:list-item>
          <text:p text:style-name="P6">Amharic and Tigrinya in Ethiopia are Semitic</text:p>
        </text:list-item>
        <text:list-item>
          <text:p text:style-name="P6">Akkadian, spoken in ancient Mesopotamia, was related to modern day Arabic</text:p>
        </text:list-item>
        <text:list-item>
          <text:p text:style-name="P6">Root and Template Morphology</text:p>
          <text:list>
            <text:list-item>
              <text:p text:style-name="P6">A root, or meaningful element will be something like k-t-b. <text:span text:style-name="T3">Almost always 3</text:span></text:p>
            </text:list-item>
            <text:list-item>
              <text:p text:style-name="P6">the vowels change the meaning of the words, katab means something different than kutub</text:p>
            </text:list-item>
            <text:list-item>
              <text:p text:style-name="P7">Unlike English concatenation, un+happy+ness, its non-concatenation, like weaving them together k-t-b + a-a = katab</text:p>
            </text:list-item>
            <text:list-item>
              <text:p text:style-name="P7">Importantly, the same vowels will apply the same meanings for different roots (a-a == past tense)</text:p>
            </text:list-item>
            <text:list-item>
              <text:p text:style-name="P7">This could be exemplified by run/ran, (r-n + a = ran)</text:p>
            </text:list-item>
          </text:list>
        </text:list-item>
        <text:list-item>
          <text:p text:style-name="P8">LOTS of Arabic language borrowings (al == the)</text:p>
        </text:list-item>
        <text:list-item>
          <text:p text:style-name="P8">Language ideology: <text:span text:style-name="T7">writing itself, the physical words, is sacred and powerful</text:span></text:p>
          <text:list>
            <text:list-item>
              <text:p text:style-name="P8">possession or even ingestion of written materials can be curative</text:p>
            </text:list-item>
            <text:list-item>
              <text:p text:style-name="P8">When they put the Saudi flag on a McDonalds cup for the world cup, with Quran verses on it, it created a situation where throwing out the cup would be sacrilege</text:p>
            </text:list-item>
          </text:list>
        </text:list-item>
        <text:list-item>
          <text:p text:style-name="P8">Language Ideology: figures like Mohammad cannot be represented visually, nor sacred concepts generally</text:p>
          <text:list>
            <text:list-item>
              <text:p text:style-name="P8">The alternative is calligraphy, turning the words into artwork</text:p>
            </text:list-item>
            <text:list-item>
              <text:p text:style-name="P8">Think of the symbol for the prophet, or the aljazeera logo</text:p>
            </text:list-item>
          </text:list>
        </text:list-item>
        <text:list-item>
          <text:p text:style-name="P8">Varieties of Arabic</text:p>
          <text:list>
            <text:list-item>
              <text:p text:style-name="P8">Quranic Arabic: written vowels, 1500+ years old</text:p>
            </text:list-item>
            <text:list-item>
              <text:p text:style-name="P8">Modern Standard Arabic: kind of a constructed language. <text:span text:style-name="T8">Written in most places</text:span></text:p>
            </text:list-item>
            <text:list-item>
              <text:p text:style-name="P8">Local varieties of Arabic: Tunisian, Algerian, Gulf, Egyptian, Mesopotamian/Baghdad, Lebanese</text:p>
              <text:list>
                <text:list-item>
                  <text:p text:style-name="P9">Dialect continuum</text:p>
                </text:list-item>
              </text:list>
            </text:list-item>
          </text:list>
        </text:list-item>
        <text:list-item>
          <text:p text:style-name="P10"><text:span text:style-name="T4">Diglossia:</text:span><text:span text:style-name="T6"> two languages, two functions</text:span></text:p>
          <text:list>
            <text:list-item>
              <text:p text:style-name="P11"><text:span text:style-name="T5">middle ages: latin and vernacular</text:span></text:p>
            </text:list-item>
            <text:list-item>
              <text:p text:style-name="P11"><text:span text:style-name="T5">Italy: standard Italian vs. local dialects</text:span></text:p>
            </text:list-item>
            <text:list-item>
              <text:p text:style-name="P11"><text:span text:style-name="T5">Middle east: modern standard vs Local vernacular Arabic</text:span></text:p>
            </text:list-item>
            <text:list-item>
              <text:p text:style-name="P11"><text:span text:style-name="T5">Immigrants in the US</text:span></text:p>
            </text:list-item>
          </text:list>
        </text:list-item>
        <text:list-item>
          <text:p text:style-name="P11"><text:span text:style-name="T5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4:14:04.311119069</meta:creation-date>
    <dc:date>2025-10-01T15:14:24.199249225</dc:date>
    <meta:editing-duration>PT6M21S</meta:editing-duration>
    <meta:editing-cycles>1</meta:editing-cycles>
    <meta:document-statistic meta:table-count="0" meta:image-count="0" meta:object-count="0" meta:page-count="1" meta:paragraph-count="35" meta:word-count="370" meta:character-count="2207" meta:non-whitespace-character-count="1904"/>
    <meta:generator>LibreOffice/24.2.7.2$Linux_X86_64 LibreOffice_project/420$Build-2</meta:generator>
  </office:meta>
</office:document-meta>
</file>